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5cm" svg:height="3.887cm" svg:x="7.745cm" svg:y="2.6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225cm" svg:height="0.962cm" svg:x="9.587cm" svg:y="4.09cm">
          <draw:text-box>
            <text:p>image</text:p>
          </draw:text-box>
        </draw:frame>
        <draw:line draw:style-name="gr3" draw:text-style-name="P1" draw:layer="layout" svg:x1="7.747cm" svg:y1="2.641cm" svg:x2="7.746cm" svg:y2="5.431cm">
          <text:p/>
        </draw:line>
        <draw:line draw:style-name="gr3" draw:text-style-name="P1" draw:layer="layout" svg:x1="7.697cm" svg:y1="2.642cm" svg:x2="10.696cm" svg:y2="2.646cm">
          <text:p/>
        </draw:line>
        <draw:frame draw:style-name="gr2" draw:text-style-name="P2" draw:layer="layout" svg:width="0.76cm" svg:height="0.839cm" svg:x="10.283cm" svg:y="2.602cm">
          <draw:text-box>
            <text:p text:style-name="P2"><text:span text:style-name="T1">x</text:span></text:p>
          </draw:text-box>
        </draw:frame>
        <draw:frame draw:style-name="gr2" draw:text-style-name="P2" draw:layer="layout" svg:width="0.76cm" svg:height="0.839cm" svg:x="7.844cm" svg:y="4.664cm">
          <draw:text-box>
            <text:p text:style-name="P2"><text:span text:style-name="T1">y</text:span></text:p>
          </draw:text-box>
        </draw:frame>
        <draw:frame draw:style-name="gr2" draw:text-style-name="P2" draw:layer="layout" svg:width="1.861cm" svg:height="1.427cm" svg:x="5.769cm" svg:y="1.744cm">
          <draw:text-box>
            <text:p text:style-name="P2"><text:span text:style-name="T1">origin</text:span></text:p>
            <text:p text:style-name="P2"><text:span text:style-name="T1">&lt;0,0&gt;</text:span></text:p>
          </draw:text-box>
        </draw:frame>
        <draw:custom-shape draw:style-name="gr4" draw:text-style-name="P1" draw:layer="layout" svg:width="0.456cm" svg:height="0.456cm" svg:x="7.515cm" svg:y="2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n Olzem</meta:initial-creator>
    <meta:creation-date>2011-04-08T14:44:27</meta:creation-date>
    <dc:date>2011-04-08T14:49:25</dc:date>
    <dc:creator>Jan Olzem</dc:creator>
    <meta:editing-duration>PT00H04M58S</meta:editing-duration>
    <meta:editing-cycles>2</meta:editing-cycles>
    <meta:generator>OpenOffice.org/3.0$Unix OpenOffice.org_project/300m21$Build-9319</meta:generator>
    <meta:document-statistic meta:object-count="8"/>
    <meta:user-defined meta:name="Info 1"/>
    <meta:user-defined meta:name="Info 2"/>
    <meta:user-defined meta:name="Info 3"/>
    <meta:user-defined meta:name="Info 4"/>
  </office:meta>
</office:document-meta>
</file>